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Extension.supportsParameter( ParameterContext parameterContext ,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Extension.resolveParameter( ParameterContext parameterContext , Extens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toExtension.afterEach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Extension.Mockito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Extension.retrieveAnnotationFromTestClasses( final Extens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toExtension.MockitoExtension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Extension.beforeEach( final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